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4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63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09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BEST DIP CC ratio (avg)</text:p>
          </table:table-cell>
          <table:table-cell office:value-type="float" office:value="0.567" calcext:value-type="float">
            <text:p>0,56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CC out of dip</text:p>
          </table:table-cell>
          <table:table-cell office:value-type="string" calcext:value-type="string">
            <text:p>CC in the dip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Ratio corr.</text:p>
          </table:table-cell>
          <table:table-cell office:value-type="string" calcext:value-type="string">
            <text:p>Ratio SEM</text:p>
          </table:table-cell>
          <table:table-cell office:value-type="string" calcext:value-type="string">
            <text:p>SEM corr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table:style-name="ce5" office:value-type="string" calcext:value-type="string">
            <text:p>Exp. Value</text:p>
          </table:table-cell>
          <table:table-cell table:style-name="ce5" office:value-type="string" calcext:value-type="string">
            <text:p>Exp. Value SEM</text:p>
          </table:table-cell>
          <table:table-cell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245" calcext:value-type="float">
            <text:p>245</text:p>
          </table:table-cell>
          <table:table-cell office:value-type="float" office:value="141" calcext:value-type="float">
            <text:p>141</text:p>
          </table:table-cell>
          <table:table-cell table:formula="of:=[.C4]/[.B4]" office:value-type="float" office:value="0.575510204081633" calcext:value-type="float">
            <text:p>0,576</text:p>
          </table:table-cell>
          <table:table-cell table:formula="of:=([.D4]-[.$I$1])/(1-[.$I$1])" office:value-type="float" office:value="0.0196540509968421" calcext:value-type="float">
            <text:p>0,020</text:p>
          </table:table-cell>
          <table:table-cell table:formula="of:=[.D4]*POWER((1/[.B4]+1/[.C4]);0.5)" office:value-type="float" office:value="0.0608350798062728" calcext:value-type="float">
            <text:p>0,060835079806273</text:p>
          </table:table-cell>
          <table:table-cell table:formula="of:=[.F4]/(1-[.$I$1])" office:value-type="float" office:value="0.140496720106866" calcext:value-type="float">
            <text:p>0,140496720106866</text:p>
          </table:table-cell>
          <table:table-cell office:value-type="string" calcext:value-type="string">
            <text:p>0729a</text:p>
          </table:table-cell>
          <table:table-cell table:number-columns-repeated="2"/>
          <table:table-cell office:value-type="string" calcext:value-type="string">
            <text:p>zz</text:p>
          </table:table-cell>
          <table:table-cell table:style-name="ce6" table:formula="of:=1/8*([.E5]+[.E6]-[.E4]-[.E7])*4" office:value-type="float" office:value="0.941201370102723" calcext:value-type="float">
            <text:p>0,941</text:p>
          </table:table-cell>
          <table:table-cell table:style-name="ce6" table:formula="of:=SQRT([.G4]^2+[.G5]^2+[.G6]^2+[.G7]^2)/2" office:value-type="float" office:value="0.214256940790065" calcext:value-type="float">
            <text:p>0,214</text:p>
          </table:table-cell>
          <table:table-cell office:value-type="string" calcext:value-type="string">
            <text:p>Z … HV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formula="of:=[.C5]/[.B5]" office:value-type="float" office:value="0.985185185185185" calcext:value-type="float">
            <text:p>0,985</text:p>
          </table:table-cell>
          <table:table-cell table:formula="of:=([.D5]-[.$I$1])/(1-[.$I$1])" office:value-type="float" office:value="0.96578564707895" calcext:value-type="float">
            <text:p>0,966</text:p>
          </table:table-cell>
          <table:table-cell table:formula="of:=[.D5]*POWER((1/[.B5]+1/[.C5]);0.5)" office:value-type="float" office:value="0.120362878314905" calcext:value-type="float">
            <text:p>0,120362878314905</text:p>
          </table:table-cell>
          <table:table-cell table:formula="of:=[.F5]/(1-[.$I$1])" office:value-type="float" office:value="0.277974314815022" calcext:value-type="float">
            <text:p>0,277974314815022</text:p>
          </table:table-cell>
          <table:table-cell office:value-type="string" calcext:value-type="string">
            <text:p>0811a+0901a</text:p>
          </table:table-cell>
          <table:table-cell table:number-columns-repeated="3"/>
          <table:table-cell table:style-name="ce5" table:number-columns-repeated="2"/>
          <table:table-cell office:value-type="string" calcext:value-type="string">
            <text:p>X … DA</text:p>
          </table:table-cell>
        </table:table-row>
        <table:table-row table:style-name="ro1">
          <table:table-cell office:value-type="string" calcext:value-type="string">
            <text:p>VH</text:p>
          </table:table-cell>
          <table:table-cell table:number-columns-repeated="2" office:value-type="float" office:value="159" calcext:value-type="float">
            <text:p>159</text:p>
          </table:table-cell>
          <table:table-cell table:formula="of:=[.C6]/[.B6]" office:value-type="float" office:value="1" calcext:value-type="float">
            <text:p>1,000</text:p>
          </table:table-cell>
          <table:table-cell table:formula="of:=([.D6]-[.$I$1])/(1-[.$I$1])" office:value-type="float" office:value="1" calcext:value-type="float">
            <text:p>1,000</text:p>
          </table:table-cell>
          <table:table-cell table:formula="of:=[.D6]*POWER((1/[.B6]+1/[.C6]);0.5)" office:value-type="float" office:value="0.112154430818409" calcext:value-type="float">
            <text:p>0,112154430818409</text:p>
          </table:table-cell>
          <table:table-cell table:formula="of:=[.F6]/(1-[.$I$1])" office:value-type="float" office:value="0.259017161243438" calcext:value-type="float">
            <text:p>0,259017161243438</text:p>
          </table:table-cell>
          <table:table-cell office:value-type="string" calcext:value-type="string">
            <text:p>0810c</text:p>
          </table:table-cell>
          <table:table-cell table:number-columns-repeated="3"/>
          <table:table-cell table:style-name="ce5" table:number-columns-repeated="2"/>
          <table:table-cell office:value-type="string" calcext:value-type="string">
            <text:p>Y … RL</text:p>
          </table:table-cell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259" calcext:value-type="float">
            <text:p>259</text:p>
          </table:table-cell>
          <table:table-cell office:value-type="float" office:value="154" calcext:value-type="float">
            <text:p>154</text:p>
          </table:table-cell>
          <table:table-cell table:formula="of:=[.C7]/[.B7]" office:value-type="float" office:value="0.594594594594595" calcext:value-type="float">
            <text:p>0,595</text:p>
          </table:table-cell>
          <table:table-cell table:formula="of:=([.D7]-[.$I$1])/(1-[.$I$1])" office:value-type="float" office:value="0.0637288558766618" calcext:value-type="float">
            <text:p>0,064</text:p>
          </table:table-cell>
          <table:table-cell table:formula="of:=[.D7]*POWER((1/[.B7]+1/[.C7]);0.5)" office:value-type="float" office:value="0.0605042302524296" calcext:value-type="float">
            <text:p>0,06050423025243</text:p>
          </table:table-cell>
          <table:table-cell table:formula="of:=[.F7]/(1-[.$I$1])" office:value-type="float" office:value="0.139732633377436" calcext:value-type="float">
            <text:p>0,139732633377436</text:p>
          </table:table-cell>
          <table:table-cell office:value-type="string" calcext:value-type="string">
            <text:p>0809a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table:formula="of:=[.C8]/[.B8]" office:value-type="float" office:value="0.574074074074074" calcext:value-type="float">
            <text:p>0,574</text:p>
          </table:table-cell>
          <table:table-cell table:formula="of:=([.D8]-[.$I$1])/(1-[.$I$1])" office:value-type="float" office:value="0.0163373535198014" calcext:value-type="float">
            <text:p>0,016</text:p>
          </table:table-cell>
          <table:table-cell table:formula="of:=[.D8]*POWER((1/[.B8]+1/[.C8]);0.5)" office:value-type="float" office:value="0.0746859728925166" calcext:value-type="float">
            <text:p>0,074685972892517</text:p>
          </table:table-cell>
          <table:table-cell table:formula="of:=[.F8]/(1-[.$I$1])" office:value-type="float" office:value="0.172484925848768" calcext:value-type="float">
            <text:p>0,172484925848768</text:p>
          </table:table-cell>
          <table:table-cell office:value-type="string" calcext:value-type="string">
            <text:p>0808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style-name="ce6" table:formula="of:=1/8*([.E9]+[.E10]-[.E8]-[.E11])*4" office:value-type="float" office:value="0.971135296071356" calcext:value-type="float">
            <text:p>0,971</text:p>
          </table:table-cell>
          <table:table-cell table:style-name="ce6" table:formula="of:=SQRT([.G8]^2+[.G9]^2+[.G10]^2+[.G11]^2)/2" office:value-type="float" office:value="0.216217079849781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table:formula="of:=[.C9]/[.B9]" office:value-type="float" office:value="0.981366459627329" calcext:value-type="float">
            <text:p>0,981</text:p>
          </table:table-cell>
          <table:table-cell table:formula="of:=([.D9]-[.$I$1])/(1-[.$I$1])" office:value-type="float" office:value="0.956966419462654" calcext:value-type="float">
            <text:p>0,957</text:p>
          </table:table-cell>
          <table:table-cell table:formula="of:=[.D9]*POWER((1/[.B9]+1/[.C9]);0.5)" office:value-type="float" office:value="0.109896806132805" calcext:value-type="float">
            <text:p>0,109896806132805</text:p>
          </table:table-cell>
          <table:table-cell table:formula="of:=[.F9]/(1-[.$I$1])" office:value-type="float" office:value="0.253803247419873" calcext:value-type="float">
            <text:p>0,253803247419873</text:p>
          </table:table-cell>
          <table:table-cell office:value-type="string" calcext:value-type="string">
            <text:p>0804c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formula="of:=[.C10]/[.B10]" office:value-type="float" office:value="0.981481481481482" calcext:value-type="float">
            <text:p>0,981</text:p>
          </table:table-cell>
          <table:table-cell table:formula="of:=([.D10]-[.$I$1])/(1-[.$I$1])" office:value-type="float" office:value="0.957232058848687" calcext:value-type="float">
            <text:p>0,957</text:p>
          </table:table-cell>
          <table:table-cell table:formula="of:=[.D10]*POWER((1/[.B10]+1/[.C10]);0.5)" office:value-type="float" office:value="0.109566693708449" calcext:value-type="float">
            <text:p>0,109566693708449</text:p>
          </table:table-cell>
          <table:table-cell table:formula="of:=[.F10]/(1-[.$I$1])" office:value-type="float" office:value="0.253040863068011" calcext:value-type="float">
            <text:p>0,253040863068011</text:p>
          </table:table-cell>
          <table:table-cell office:value-type="string" calcext:value-type="string">
            <text:p>0806b(77)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57" calcext:value-type="float">
            <text:p>157</text:p>
          </table:table-cell>
          <table:table-cell office:value-type="float" office:value="86" calcext:value-type="float">
            <text:p>86</text:p>
          </table:table-cell>
          <table:table-cell table:formula="of:=[.C11]/[.B11]" office:value-type="float" office:value="0.547770700636943" calcext:value-type="float">
            <text:p>0,548</text:p>
          </table:table-cell>
          <table:table-cell table:formula="of:=([.D11]-[.$I$1])/(1-[.$I$1])" office:value-type="float" office:value="-0.0444094673511718" calcext:value-type="float">
            <text:p>-0,044</text:p>
          </table:table-cell>
          <table:table-cell table:formula="of:=[.D11]*POWER((1/[.B11]+1/[.C11]);0.5)" office:value-type="float" office:value="0.0734857081782145" calcext:value-type="float">
            <text:p>0,073485708178215</text:p>
          </table:table-cell>
          <table:table-cell table:formula="of:=[.F11]/(1-[.$I$1])" office:value-type="float" office:value="0.169712951912736" calcext:value-type="float">
            <text:p>0,169712951912736</text:p>
          </table:table-cell>
          <table:table-cell office:value-type="string" calcext:value-type="string">
            <text:p>0805a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  <table:table-cell table:formula="of:=[.C12]/[.B12]" office:value-type="float" office:value="0.540372670807453" calcext:value-type="float">
            <text:p>0,540</text:p>
          </table:table-cell>
          <table:table-cell table:formula="of:=([.D12]-[.$I$1])/(1-[.$I$1])" office:value-type="float" office:value="-0.0614949865878675" calcext:value-type="float">
            <text:p>-0,061</text:p>
          </table:table-cell>
          <table:table-cell table:formula="of:=[.D12]*POWER((1/[.B12]+1/[.C12]);0.5)" office:value-type="float" office:value="0.0719029407117692" calcext:value-type="float">
            <text:p>0,071902940711769</text:p>
          </table:table-cell>
          <table:table-cell table:formula="of:=[.F12]/(1-[.$I$1])" office:value-type="float" office:value="0.166057599796234" calcext:value-type="float">
            <text:p>0,166057599796234</text:p>
          </table:table-cell>
          <table:table-cell office:value-type="string" calcext:value-type="string">
            <text:p>0819a</text:p>
          </table:table-cell>
          <table:table-cell table:number-columns-repeated="2"/>
          <table:table-cell office:value-type="string" calcext:value-type="string">
            <text:p>yy</text:p>
          </table:table-cell>
          <table:table-cell table:style-name="ce6" table:formula="of:=1/8*([.E13]+[.E14]-[.E12]-[.E15])*4" office:value-type="float" office:value="0.966159630960302" calcext:value-type="float">
            <text:p>0,966</text:p>
          </table:table-cell>
          <table:table-cell table:style-name="ce6" table:formula="of:=SQRT([.G12]^2+[.G13]^2+[.G14]^2+[.G15]^2)/2" office:value-type="float" office:value="0.213273149208064" calcext:value-type="float">
            <text:p>0,213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table:formula="of:=[.C13]/[.B13]" office:value-type="float" office:value="0.965116279069767" calcext:value-type="float">
            <text:p>0,965</text:p>
          </table:table-cell>
          <table:table-cell table:formula="of:=([.D13]-[.$I$1])/(1-[.$I$1])" office:value-type="float" office:value="0.919437134110317" calcext:value-type="float">
            <text:p>0,919</text:p>
          </table:table-cell>
          <table:table-cell table:formula="of:=[.D13]*POWER((1/[.B13]+1/[.C13]);0.5)" office:value-type="float" office:value="0.105007356087707" calcext:value-type="float">
            <text:p>0,105007356087707</text:p>
          </table:table-cell>
          <table:table-cell table:formula="of:=[.F13]/(1-[.$I$1])" office:value-type="float" office:value="0.242511214983157" calcext:value-type="float">
            <text:p>0,242511214983157</text:p>
          </table:table-cell>
          <table:table-cell office:value-type="string" calcext:value-type="string">
            <text:p>0812a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formula="of:=[.C14]/[.B14]" office:value-type="float" office:value="0.980132450331126" calcext:value-type="float">
            <text:p>0,980</text:p>
          </table:table-cell>
          <table:table-cell table:formula="of:=([.D14]-[.$I$1])/(1-[.$I$1])" office:value-type="float" office:value="0.954116513466803" calcext:value-type="float">
            <text:p>0,954</text:p>
          </table:table-cell>
          <table:table-cell table:formula="of:=[.D14]*POWER((1/[.B14]+1/[.C14]);0.5)" office:value-type="float" office:value="0.113370752927548" calcext:value-type="float">
            <text:p>0,113370752927548</text:p>
          </table:table-cell>
          <table:table-cell table:formula="of:=[.F14]/(1-[.$I$1])" office:value-type="float" office:value="0.261826219232212" calcext:value-type="float">
            <text:p>0,261826219232212</text:p>
          </table:table-cell>
          <table:table-cell office:value-type="string" calcext:value-type="string">
            <text:p>0820a(55)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formula="of:=[.C15]/[.B15]" office:value-type="float" office:value="0.568181818181818" calcext:value-type="float">
            <text:p>0,568</text:p>
          </table:table-cell>
          <table:table-cell table:formula="of:=([.D15]-[.$I$1])/(1-[.$I$1])" office:value-type="float" office:value="0.00272937224438377" calcext:value-type="float">
            <text:p>0,003</text:p>
          </table:table-cell>
          <table:table-cell table:formula="of:=[.D15]*POWER((1/[.B15]+1/[.C15]);0.5)" office:value-type="float" office:value="0.0711517423241524" calcext:value-type="float">
            <text:p>0,071151742324152</text:p>
          </table:table-cell>
          <table:table-cell table:formula="of:=[.F15]/(1-[.$I$1])" office:value-type="float" office:value="0.164322730540768" calcext:value-type="float">
            <text:p>0,164322730540768</text:p>
          </table:table-cell>
          <table:table-cell office:value-type="string" calcext:value-type="string">
            <text:p>0821a+e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table:formula="of:=[.C16]/[.B16]" office:value-type="float" office:value="0.748387096774194" calcext:value-type="float">
            <text:p>0,748</text:p>
          </table:table-cell>
          <table:table-cell table:formula="of:=([.D16]-[.$I$1])/(1-[.$I$1])" office:value-type="float" office:value="0.418907844744096" calcext:value-type="float">
            <text:p>0,419</text:p>
          </table:table-cell>
          <table:table-cell table:formula="of:=[.D16]*POWER((1/[.B16]+1/[.C16]);0.5)" office:value-type="float" office:value="0.0918789646813571" calcext:value-type="float">
            <text:p>0,091878964681357</text:p>
          </table:table-cell>
          <table:table-cell table:formula="of:=[.F16]/(1-[.$I$1])" office:value-type="float" office:value="0.212191604344936" calcext:value-type="float">
            <text:p>0,212191604344936</text:p>
          </table:table-cell>
          <table:table-cell office:value-type="string" calcext:value-type="string">
            <text:p>0827a</text:p>
          </table:table-cell>
          <table:table-cell table:number-columns-repeated="2"/>
          <table:table-cell office:value-type="string" calcext:value-type="string">
            <text:p>zx</text:p>
          </table:table-cell>
          <table:table-cell table:style-name="ce6" table:formula="of:=1/8*([.E17]+[.E18]-[.E16]-[.E19])*4" office:value-type="float" office:value="0.0100149653035795" calcext:value-type="float">
            <text:p>0,010</text:p>
          </table:table-cell>
          <table:table-cell table:style-name="ce6" table:formula="of:=SQRT([.G16]^2+[.G17]^2+[.G18]^2+[.G19]^2)/2" office:value-type="float" office:value="0.213947962353989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table:formula="of:=[.C17]/[.B17]" office:value-type="float" office:value="0.773584905660377" calcext:value-type="float">
            <text:p>0,774</text:p>
          </table:table-cell>
          <table:table-cell table:formula="of:=([.D17]-[.$I$1])/(1-[.$I$1])" office:value-type="float" office:value="0.477101398753758" calcext:value-type="float">
            <text:p>0,477</text:p>
          </table:table-cell>
          <table:table-cell table:formula="of:=[.D17]*POWER((1/[.B17]+1/[.C17]);0.5)" office:value-type="float" office:value="0.0928926651830881" calcext:value-type="float">
            <text:p>0,092892665183088</text:p>
          </table:table-cell>
          <table:table-cell table:formula="of:=[.F17]/(1-[.$I$1])" office:value-type="float" office:value="0.214532714048702" calcext:value-type="float">
            <text:p>0,214532714048702</text:p>
          </table:table-cell>
          <table:table-cell office:value-type="string" calcext:value-type="string">
            <text:p>0828a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formula="of:=[.C18]/[.B18]" office:value-type="float" office:value="0.754716981132076" calcext:value-type="float">
            <text:p>0,755</text:p>
          </table:table-cell>
          <table:table-cell table:formula="of:=([.D18]-[.$I$1])/(1-[.$I$1])" office:value-type="float" office:value="0.433526515316572" calcext:value-type="float">
            <text:p>0,434</text:p>
          </table:table-cell>
          <table:table-cell table:formula="of:=[.D18]*POWER((1/[.B18]+1/[.C18]);0.5)" office:value-type="float" office:value="0.0912634827720291" calcext:value-type="float">
            <text:p>0,091263482772029</text:p>
          </table:table-cell>
          <table:table-cell table:formula="of:=[.F18]/(1-[.$I$1])" office:value-type="float" office:value="0.210770168064732" calcext:value-type="float">
            <text:p>0,210770168064732</text:p>
          </table:table-cell>
          <table:table-cell office:value-type="string" calcext:value-type="string">
            <text:p>0829a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table:formula="of:=[.C19]/[.B19]" office:value-type="float" office:value="0.77124183006536" calcext:value-type="float">
            <text:p>0,771</text:p>
          </table:table-cell>
          <table:table-cell table:formula="of:=([.D19]-[.$I$1])/(1-[.$I$1])" office:value-type="float" office:value="0.471690138719075" calcext:value-type="float">
            <text:p>0,472</text:p>
          </table:table-cell>
          <table:table-cell table:formula="of:=[.D19]*POWER((1/[.B19]+1/[.C19]);0.5)" office:value-type="float" office:value="0.0944905774085758" calcext:value-type="float">
            <text:p>0,094490577408576</text:p>
          </table:table-cell>
          <table:table-cell table:formula="of:=[.F19]/(1-[.$I$1])" office:value-type="float" office:value="0.218223042514032" calcext:value-type="float">
            <text:p>0,218223042514032</text:p>
          </table:table-cell>
          <table:table-cell office:value-type="string" calcext:value-type="string">
            <text:p>0829b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formula="of:=[.C20]/[.B20]" office:value-type="float" office:value="0.811475409836066" calcext:value-type="float">
            <text:p>0,811</text:p>
          </table:table-cell>
          <table:table-cell table:formula="of:=([.D20]-[.$I$1])/(1-[.$I$1])" office:value-type="float" office:value="0.564608336803847" calcext:value-type="float">
            <text:p>0,565</text:p>
          </table:table-cell>
          <table:table-cell table:formula="of:=[.D20]*POWER((1/[.B20]+1/[.C20]);0.5)" office:value-type="float" office:value="0.109767554352654" calcext:value-type="float">
            <text:p>0,109767554352654</text:p>
          </table:table-cell>
          <table:table-cell table:formula="of:=[.F20]/(1-[.$I$1])" office:value-type="float" office:value="0.253504744463405" calcext:value-type="float">
            <text:p>0,253504744463405</text:p>
          </table:table-cell>
          <table:table-cell office:value-type="string" calcext:value-type="string">
            <text:p>0906a</text:p>
          </table:table-cell>
          <table:table-cell table:number-columns-repeated="2"/>
          <table:table-cell office:value-type="string" calcext:value-type="string">
            <text:p>zy</text:p>
          </table:table-cell>
          <table:table-cell table:style-name="ce6" table:formula="of:=1/8*([.E21]+[.E22]-[.E20]-[.E23])*4" office:value-type="float" office:value="-0.00891535663585796" calcext:value-type="float">
            <text:p>-0,009</text:p>
          </table:table-cell>
          <table:table-cell table:style-name="ce6" table:formula="of:=SQRT([.G20]^2+[.G21]^2+[.G22]^2+[.G23]^2)/2" office:value-type="float" office:value="0.221130138952368" calcext:value-type="float">
            <text:p>0,221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table:formula="of:=[.C21]/[.B21]" office:value-type="float" office:value="0.716981132075472" calcext:value-type="float">
            <text:p>0,717</text:p>
          </table:table-cell>
          <table:table-cell table:formula="of:=([.D21]-[.$I$1])/(1-[.$I$1])" office:value-type="float" office:value="0.346376748442198" calcext:value-type="float">
            <text:p>0,346</text:p>
          </table:table-cell>
          <table:table-cell table:formula="of:=[.D21]*POWER((1/[.B21]+1/[.C21]);0.5)" office:value-type="float" office:value="0.0879909613649903" calcext:value-type="float">
            <text:p>0,08799096136499</text:p>
          </table:table-cell>
          <table:table-cell table:formula="of:=[.F21]/(1-[.$I$1])" office:value-type="float" office:value="0.203212381905289" calcext:value-type="float">
            <text:p>0,203212381905289</text:p>
          </table:table-cell>
          <table:table-cell office:value-type="string" calcext:value-type="string">
            <text:p>0904b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table:formula="of:=[.C22]/[.B22]" office:value-type="float" office:value="0.803191489361702" calcext:value-type="float">
            <text:p>0,803</text:p>
          </table:table-cell>
          <table:table-cell table:formula="of:=([.D22]-[.$I$1])/(1-[.$I$1])" office:value-type="float" office:value="0.545476880742961" calcext:value-type="float">
            <text:p>0,545</text:p>
          </table:table-cell>
          <table:table-cell table:formula="of:=[.D22]*POWER((1/[.B22]+1/[.C22]);0.5)" office:value-type="float" office:value="0.0877711015406761" calcext:value-type="float">
            <text:p>0,087771101540676</text:p>
          </table:table-cell>
          <table:table-cell table:formula="of:=[.F22]/(1-[.$I$1])" office:value-type="float" office:value="0.202704622495788" calcext:value-type="float">
            <text:p>0,202704622495788</text:p>
          </table:table-cell>
          <table:table-cell office:value-type="string" calcext:value-type="string">
            <text:p>0830b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table:formula="of:=[.C23]/[.B23]" office:value-type="float" office:value="0.716417910447761" calcext:value-type="float">
            <text:p>0,716</text:p>
          </table:table-cell>
          <table:table-cell table:formula="of:=([.D23]-[.$I$1])/(1-[.$I$1])" office:value-type="float" office:value="0.345076005653028" calcext:value-type="float">
            <text:p>0,345</text:p>
          </table:table-cell>
          <table:table-cell table:formula="of:=[.D23]*POWER((1/[.B23]+1/[.C23]);0.5)" office:value-type="float" office:value="0.0957948886578552" calcext:value-type="float">
            <text:p>0,095794888657855</text:p>
          </table:table-cell>
          <table:table-cell table:formula="of:=[.F23]/(1-[.$I$1])" office:value-type="float" office:value="0.221235308678649" calcext:value-type="float">
            <text:p>0,221235308678649</text:p>
          </table:table-cell>
          <table:table-cell office:value-type="string" calcext:value-type="string">
            <text:p>0831a(45)</text:p>
          </table:table-cell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table:formula="of:=[.C24]/[.B24]" office:value-type="float" office:value="0.770588235294118" calcext:value-type="float">
            <text:p>0,771</text:p>
          </table:table-cell>
          <table:table-cell table:formula="of:=([.D24]-[.$I$1])/(1-[.$I$1])" office:value-type="float" office:value="0.470180681972558" calcext:value-type="float">
            <text:p>0,470</text:p>
          </table:table-cell>
          <table:table-cell table:formula="of:=[.D24]*POWER((1/[.B24]+1/[.C24]);0.5)" office:value-type="float" office:value="0.0895871072547903" calcext:value-type="float">
            <text:p>0,08958710725479</text:p>
          </table:table-cell>
          <table:table-cell table:formula="of:=[.F24]/(1-[.$I$1])" office:value-type="float" office:value="0.206898631073419" calcext:value-type="float">
            <text:p>0,206898631073419</text:p>
          </table:table-cell>
          <table:table-cell office:value-type="string" calcext:value-type="string">
            <text:p>0822a(58)</text:p>
          </table:table-cell>
          <table:table-cell table:number-columns-repeated="2"/>
          <table:table-cell office:value-type="string" calcext:value-type="string">
            <text:p>xy</text:p>
          </table:table-cell>
          <table:table-cell table:style-name="ce6" table:formula="of:=1/8*([.E25]+[.E26]-[.E24]-[.E27])*4" office:value-type="float" office:value="0.073164215622952" calcext:value-type="float">
            <text:p>0,073</text:p>
          </table:table-cell>
          <table:table-cell table:style-name="ce6" table:formula="of:=SQRT([.G24]^2+[.G25]^2+[.G26]^2+[.G27]^2)/2" office:value-type="float" office:value="0.207831674822204" calcext:value-type="float">
            <text:p>0,208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84" calcext:value-type="float">
            <text:p>184</text:p>
          </table:table-cell>
          <table:table-cell office:value-type="float" office:value="153" calcext:value-type="float">
            <text:p>153</text:p>
          </table:table-cell>
          <table:table-cell table:formula="of:=[.C25]/[.B25]" office:value-type="float" office:value="0.831521739130435" calcext:value-type="float">
            <text:p>0,832</text:p>
          </table:table-cell>
          <table:table-cell table:formula="of:=([.D25]-[.$I$1])/(1-[.$I$1])" office:value-type="float" office:value="0.610904709308163" calcext:value-type="float">
            <text:p>0,611</text:p>
          </table:table-cell>
          <table:table-cell table:formula="of:=[.D25]*POWER((1/[.B25]+1/[.C25]);0.5)" office:value-type="float" office:value="0.090977485920638" calcext:value-type="float">
            <text:p>0,090977485920638</text:p>
          </table:table-cell>
          <table:table-cell table:formula="of:=[.F25]/(1-[.$I$1])" office:value-type="float" office:value="0.210109667253206" calcext:value-type="float">
            <text:p>0,210109667253206</text:p>
          </table:table-cell>
          <table:table-cell office:value-type="string" calcext:value-type="string">
            <text:p>0824c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table:formula="of:=[.C26]/[.B26]" office:value-type="float" office:value="0.784810126582278" calcext:value-type="float">
            <text:p>0,785</text:p>
          </table:table-cell>
          <table:table-cell table:formula="of:=([.D26]-[.$I$1])/(1-[.$I$1])" office:value-type="float" office:value="0.503025696494869" calcext:value-type="float">
            <text:p>0,503</text:p>
          </table:table-cell>
          <table:table-cell table:formula="of:=[.D26]*POWER((1/[.B26]+1/[.C26]);0.5)" office:value-type="float" office:value="0.0941563828905949" calcext:value-type="float">
            <text:p>0,094156382890595</text:p>
          </table:table-cell>
          <table:table-cell table:formula="of:=[.F26]/(1-[.$I$1])" office:value-type="float" office:value="0.217451230694215" calcext:value-type="float">
            <text:p>0,217451230694215</text:p>
          </table:table-cell>
          <table:table-cell office:value-type="string" calcext:value-type="string">
            <text:p>0825c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table:formula="of:=[.C27]/[.B27]" office:value-type="float" office:value="0.782383419689119" calcext:value-type="float">
            <text:p>0,782</text:p>
          </table:table-cell>
          <table:table-cell table:formula="of:=([.D27]-[.$I$1])/(1-[.$I$1])" office:value-type="float" office:value="0.497421292584571" calcext:value-type="float">
            <text:p>0,497</text:p>
          </table:table-cell>
          <table:table-cell table:formula="of:=[.D27]*POWER((1/[.B27]+1/[.C27]);0.5)" office:value-type="float" office:value="0.085002506366387" calcext:value-type="float">
            <text:p>0,085002506366387</text:p>
          </table:table-cell>
          <table:table-cell table:formula="of:=[.F27]/(1-[.$I$1])" office:value-type="float" office:value="0.196310638259554" calcext:value-type="float">
            <text:p>0,196310638259554</text:p>
          </table:table-cell>
          <table:table-cell office:value-type="string" calcext:value-type="string">
            <text:p>0826a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[.D28]*POWER((1/[.B28]+1/[.C28]);0.5)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table:formula="of:=[.C29]/[.B29]" office:value-type="float" office:value="0.671052631578947" calcext:value-type="float">
            <text:p>0,671</text:p>
          </table:table-cell>
          <table:table-cell table:formula="of:=([.D29]-[.$I$1])/(1-[.$I$1])" office:value-type="float" office:value="0.240306308496414" calcext:value-type="float">
            <text:p>0,240</text:p>
          </table:table-cell>
          <table:table-cell table:formula="of:=[.D29]*POWER((1/[.B29]+1/[.C29]);0.5)" office:value-type="float" office:value="0.0858917719363634" calcext:value-type="float">
            <text:p>0,085891771936364</text:p>
          </table:table-cell>
          <table:table-cell table:formula="of:=[.F29]/(1-[.$I$1])" office:value-type="float" office:value="0.198364369368045" calcext:value-type="float">
            <text:p>0,198364369368045</text:p>
          </table:table-cell>
          <table:table-cell office:value-type="string" calcext:value-type="string">
            <text:p>0813a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[.C30]/[.B30]" office:value-type="float" office:value="0.722222222222222" calcext:value-type="float">
            <text:p>0,722</text:p>
          </table:table-cell>
          <table:table-cell table:formula="of:=([.D30]-[.$I$1])/(1-[.$I$1])" office:value-type="float" office:value="0.358480882730305" calcext:value-type="float">
            <text:p>0,358</text:p>
          </table:table-cell>
          <table:table-cell table:formula="of:=[.D30]*POWER((1/[.B30]+1/[.C30]);0.5)" office:value-type="float" office:value="0.117559779615584" calcext:value-type="float">
            <text:p>0,117559779615584</text:p>
          </table:table-cell>
          <table:table-cell table:formula="of:=[.F30]/(1-[.$I$1])" office:value-type="float" office:value="0.271500645763474" calcext:value-type="float">
            <text:p>0,271500645763474</text:p>
          </table:table-cell>
          <table:table-cell office:value-type="string" calcext:value-type="string">
            <text:p>0814a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table:formula="of:=[.C31]/[.B31]" office:value-type="float" office:value="0.795620437956204" calcext:value-type="float">
            <text:p>0,796</text:p>
          </table:table-cell>
          <table:table-cell table:formula="of:=([.D31]-[.$I$1])/(1-[.$I$1])" office:value-type="float" office:value="0.527991773570911" calcext:value-type="float">
            <text:p>0,528</text:p>
          </table:table-cell>
          <table:table-cell table:formula="of:=[.D31]*POWER((1/[.B31]+1/[.C31]);0.5)" office:value-type="float" office:value="0.102117447741365" calcext:value-type="float">
            <text:p>0,102117447741365</text:p>
          </table:table-cell>
          <table:table-cell table:formula="of:=[.F31]/(1-[.$I$1])" office:value-type="float" office:value="0.235837061758349" calcext:value-type="float">
            <text:p>0,235837061758349</text:p>
          </table:table-cell>
          <table:table-cell office:value-type="string" calcext:value-type="string">
            <text:p>0818a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formula="of:=[.C32]/[.B32]" office:value-type="float" office:value="0.655913978494624" calcext:value-type="float">
            <text:p>0,656</text:p>
          </table:table-cell>
          <table:table-cell table:formula="of:=([.D32]-[.$I$1])/(1-[.$I$1])" office:value-type="float" office:value="0.205344061188507" calcext:value-type="float">
            <text:p>0,205</text:p>
          </table:table-cell>
          <table:table-cell table:formula="of:=[.D32]*POWER((1/[.B32]+1/[.C32]);0.5)" office:value-type="float" office:value="0.108068930893705" calcext:value-type="float">
            <text:p>0,108068930893705</text:p>
          </table:table-cell>
          <table:table-cell table:formula="of:=[.F32]/(1-[.$I$1])" office:value-type="float" office:value="0.249581826544352" calcext:value-type="float">
            <text:p>0,249581826544352</text:p>
          </table:table-cell>
          <table:table-cell office:value-type="string" calcext:value-type="string">
            <text:p>0806a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[.C33]/[.B33]" office:value-type="float" office:value="0.708333333333333" calcext:value-type="float">
            <text:p>0,708</text:p>
          </table:table-cell>
          <table:table-cell table:formula="of:=([.D33]-[.$I$1])/(1-[.$I$1])" office:value-type="float" office:value="0.326404926866821" calcext:value-type="float">
            <text:p>0,326</text:p>
          </table:table-cell>
          <table:table-cell table:formula="of:=[.D33]*POWER((1/[.B33]+1/[.C33]);0.5)" office:value-type="float" office:value="0.158775880071857" calcext:value-type="float">
            <text:p>0,158775880071857</text:p>
          </table:table-cell>
          <table:table-cell table:formula="of:=[.F33]/(1-[.$I$1])" office:value-type="float" office:value="0.366687944738699" calcext:value-type="float">
            <text:p>0,366687944738699</text:p>
          </table:table-cell>
          <table:table-cell office:value-type="string" calcext:value-type="string">
            <text:p>0816a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Default" table:formula="of:=STDEV([.E16:.E27])" office:value-type="float" office:value="0.0803761045331679" calcext:value-type="float">
            <text:p>0,080376104533168</text:p>
          </table:table-cell>
          <table:table-cell/>
          <table:table-cell table:formula="of:=AVERAGE([.G16:.G27])" office:value-type="float" office:value="0.213928729482994" calcext:value-type="float">
            <text:p>0,213928729482994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formula="of:=[.G36]/[.E36]" office:value-type="float" office:value="2.66159613887128" calcext:value-type="float">
            <text:p>2,6615961388712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igma ratio</text:p>
          </table:table-cell>
          <table:table-cell table:style-name="Default" table:formula="of:=STDEV([.D16:.D27])" office:value-type="float" office:value="0.0348028532628617" calcext:value-type="float">
            <text:p>0,034802853262862</text:p>
          </table:table-cell>
          <table:table-cell table:style-name="Default" table:formula="of:=STDEV([.E16:.E27])" office:value-type="float" office:value="0.0803761045331679" calcext:value-type="float">
            <text:p>0,080376104533168</text:p>
          </table:table-cell>
          <table:table-cell table:number-columns-repeated="5"/>
          <table:table-cell table:style-name="Default"/>
          <table:table-cell table:number-columns-repeated="3"/>
        </table:table-row>
      </table:table>
      <table:table table:name="Lis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atios and errors multiplied by 100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BEST DIP CC ratio (avg)</text:p>
          </table:table-cell>
          <table:table-cell table:formula="of:=1121/1312" office:value-type="float" office:value="0.854420731707317" calcext:value-type="float">
            <text:p>0,854420731707317</text:p>
          </table:table-cell>
          <table:table-cell office:value-type="string" calcext:value-type="string">
            <text:p>0810c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formula="of:=1-(1-[.K1])/2" office:value-type="float" office:value="0.927210365853659" calcext:value-type="float">
            <text:p>0,927210365853659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Ratio 13</text:p>
          </table:table-cell>
          <table:table-cell office:value-type="string" calcext:value-type="string">
            <text:p>Ratio 13 SEM</text:p>
          </table:table-cell>
          <table:table-cell office:value-type="string" calcext:value-type="string">
            <text:p>Ratio 24</text:p>
          </table:table-cell>
          <table:table-cell office:value-type="string" calcext:value-type="string">
            <text:p>Ratio 24 SEM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Ratio corr.</text:p>
          </table:table-cell>
          <table:table-cell office:value-type="string" calcext:value-type="string">
            <text:p>Ratio SEM</text:p>
          </table:table-cell>
          <table:table-cell office:value-type="string" calcext:value-type="string">
            <text:p>SEM corr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office:value-type="string" calcext:value-type="string">
            <text:p>Exp. Value</text:p>
          </table:table-cell>
          <table:table-cell office:value-type="string" calcext:value-type="string">
            <text:p>Exp. Value SEM</text:p>
          </table:table-cell>
          <table:table-cell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formula="of:=[.B4]*[.D4]/1000000" office:value-type="float" office:value="0.924924" calcext:value-type="float">
            <text:p>0,925</text:p>
          </table:table-cell>
          <table:table-cell table:formula="of:=([.F4]-[.$K$1])/(1-[.$K$1])" office:value-type="float" office:value="0.484294701570681" calcext:value-type="float">
            <text:p>0,484</text:p>
          </table:table-cell>
          <table:table-cell table:formula="of:=([.C4]*[.D4]+[.B4]*[.E4])/1000000" office:value-type="float" office:value="0.001925" calcext:value-type="float">
            <text:p>0,001925</text:p>
          </table:table-cell>
          <table:table-cell table:formula="of:=[.H4]/(1-[.$K$1])" office:value-type="float" office:value="0.0132230366492147" calcext:value-type="float">
            <text:p>0,013223036649215</text:p>
          </table:table-cell>
          <table:table-cell office:value-type="string" calcext:value-type="string">
            <text:p>0729a</text:p>
          </table:table-cell>
          <table:table-cell table:number-columns-repeated="2"/>
          <table:table-cell office:value-type="string" calcext:value-type="string">
            <text:p>zz</text:p>
          </table:table-cell>
          <table:table-cell table:style-name="ce6" table:formula="of:=1/8*([.G5]+[.G6]-[.G4]-[.G7])*4" office:value-type="float" office:value="0.00634705759162327" calcext:value-type="float">
            <text:p>0,006</text:p>
          </table:table-cell>
          <table:table-cell table:style-name="ce6" table:formula="of:=SQRT([.I4]^2+[.I5]^2+[.I6]^2+[.I7]^2)/2+0.03" office:value-type="float" office:value="0.0475093134233283" calcext:value-type="float">
            <text:p>0,048</text:p>
          </table:table-cell>
          <table:table-cell office:value-type="string" calcext:value-type="string">
            <text:p>Z … HV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formula="of:=[.B5]*[.D5]/1000000" office:value-type="float" office:value="0.924766" calcext:value-type="float">
            <text:p>0,925</text:p>
          </table:table-cell>
          <table:table-cell table:formula="of:=([.F5]-[.$K$1])/(1-[.$K$1])" office:value-type="float" office:value="0.483209382198953" calcext:value-type="float">
            <text:p>0,483</text:p>
          </table:table-cell>
          <table:table-cell table:formula="of:=([.C5]*[.D5]+[.B5]*[.E5])/1000000" office:value-type="float" office:value="0.001925" calcext:value-type="float">
            <text:p>0,001925</text:p>
          </table:table-cell>
          <table:table-cell table:formula="of:=[.H5]/(1-[.$K$1])" office:value-type="float" office:value="0.0132230366492147" calcext:value-type="float">
            <text:p>0,013223036649215</text:p>
          </table:table-cell>
          <table:table-cell office:value-type="string" calcext:value-type="string">
            <text:p>0811a</text:p>
          </table:table-cell>
          <table:table-cell table:number-columns-repeated="5"/>
          <table:table-cell office:value-type="string" calcext:value-type="string">
            <text:p>X … DA</text:p>
          </table:table-cell>
        </table:table-row>
        <table:table-row table:style-name="ro1">
          <table:table-cell office:value-type="string" calcext:value-type="string">
            <text:p>VH</text:p>
          </table:table-cell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table:formula="of:=[.B6]*[.D6]/1000000" office:value-type="float" office:value="0.927775" calcext:value-type="float">
            <text:p>0,928</text:p>
          </table:table-cell>
          <table:table-cell table:formula="of:=([.F6]-[.$K$1])/(1-[.$K$1])" office:value-type="float" office:value="0.503878534031414" calcext:value-type="float">
            <text:p>0,504</text:p>
          </table:table-cell>
          <table:table-cell table:formula="of:=([.C6]*[.D6]+[.B6]*[.E6])/1000000" office:value-type="float" office:value="0.003856" calcext:value-type="float">
            <text:p>0,003856</text:p>
          </table:table-cell>
          <table:table-cell table:formula="of:=[.H6]/(1-[.$K$1])" office:value-type="float" office:value="0.0264872879581152" calcext:value-type="float">
            <text:p>0,026487287958115</text:p>
          </table:table-cell>
          <table:table-cell office:value-type="string" calcext:value-type="string">
            <text:p>0810c</text:p>
          </table:table-cell>
          <table:table-cell table:number-columns-repeated="5"/>
          <table:table-cell office:value-type="string" calcext:value-type="string">
            <text:p>Y … RL</text:p>
          </table:table-cell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formula="of:=[.B7]*[.D7]/1000000" office:value-type="float" office:value="0.925769" calcext:value-type="float">
            <text:p>0,926</text:p>
          </table:table-cell>
          <table:table-cell table:formula="of:=([.F7]-[.$K$1])/(1-[.$K$1])" office:value-type="float" office:value="0.49009909947644" calcext:value-type="float">
            <text:p>0,490</text:p>
          </table:table-cell>
          <table:table-cell table:formula="of:=([.C7]*[.D7]+[.B7]*[.E7])/1000000" office:value-type="float" office:value="0.001926" calcext:value-type="float">
            <text:p>0,001926</text:p>
          </table:table-cell>
          <table:table-cell table:formula="of:=[.H7]/(1-[.$K$1])" office:value-type="float" office:value="0.0132299057591623" calcext:value-type="float">
            <text:p>0,013229905759162</text:p>
          </table:table-cell>
          <table:table-cell office:value-type="string" calcext:value-type="string">
            <text:p>0809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formula="of:=[.B8]*[.D8]/1000000" office:value-type="float" office:value="0.919919" calcext:value-type="float">
            <text:p>0,920</text:p>
          </table:table-cell>
          <table:table-cell table:formula="of:=([.F8]-[.$K$1])/(1-[.$K$1])" office:value-type="float" office:value="0.449914806282723" calcext:value-type="float">
            <text:p>0,450</text:p>
          </table:table-cell>
          <table:table-cell table:formula="of:=([.C8]*[.D8]+[.B8]*[.E8])/1000000" office:value-type="float" office:value="0.00192" calcext:value-type="float">
            <text:p>0,00192</text:p>
          </table:table-cell>
          <table:table-cell table:formula="of:=[.H8]/(1-[.$K$1])" office:value-type="float" office:value="0.0131886910994764" calcext:value-type="float">
            <text:p>0,013188691099477</text:p>
          </table:table-cell>
          <table:table-cell office:value-type="string" calcext:value-type="string">
            <text:p>0808a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style-name="ce6" table:formula="of:=1/8*([.G9]+[.G10]-[.G8]-[.G11])*4" office:value-type="float" office:value="0.017196816753927" calcext:value-type="float">
            <text:p>0,017</text:p>
          </table:table-cell>
          <table:table-cell table:style-name="ce6" table:formula="of:=SQRT([.I8]^2+[.I9]^2+[.I10]^2+[.I11]^2)/2+0.03" office:value-type="float" office:value="0.0489208598587387" calcext:value-type="float">
            <text:p>0,049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table:formula="of:=[.B9]*[.D9]/1000000" office:value-type="float" office:value="0.926772" calcext:value-type="float">
            <text:p>0,927</text:p>
          </table:table-cell>
          <table:table-cell table:formula="of:=([.F9]-[.$K$1])/(1-[.$K$1])" office:value-type="float" office:value="0.496988816753927" calcext:value-type="float">
            <text:p>0,497</text:p>
          </table:table-cell>
          <table:table-cell table:formula="of:=([.C9]*[.D9]+[.B9]*[.E9])/1000000" office:value-type="float" office:value="0.003854" calcext:value-type="float">
            <text:p>0,003854</text:p>
          </table:table-cell>
          <table:table-cell table:formula="of:=[.H9]/(1-[.$K$1])" office:value-type="float" office:value="0.0264735497382199" calcext:value-type="float">
            <text:p>0,02647354973822</text:p>
          </table:table-cell>
          <table:table-cell office:value-type="string" calcext:value-type="string">
            <text:p>0804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B10]*[.D10]/1000000" office:value-type="float" office:value="0.923" calcext:value-type="float">
            <text:p>0,923</text:p>
          </table:table-cell>
          <table:table-cell table:formula="of:=([.F10]-[.$K$1])/(1-[.$K$1])" office:value-type="float" office:value="0.471078534031414" calcext:value-type="float">
            <text:p>0,471</text:p>
          </table:table-cell>
          <table:table-cell table:formula="of:=([.C10]*[.D10]+[.B10]*[.E10])/1000000" office:value-type="float" office:value="0.001923" calcext:value-type="float">
            <text:p>0,001923</text:p>
          </table:table-cell>
          <table:table-cell table:formula="of:=[.H10]/(1-[.$K$1])" office:value-type="float" office:value="0.0132092984293194" calcext:value-type="float">
            <text:p>0,013209298429319</text:p>
          </table:table-cell>
          <table:table-cell office:value-type="string" calcext:value-type="string">
            <text:p>0806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formula="of:=[.B11]*[.D11]/1000000" office:value-type="float" office:value="0.924846" calcext:value-type="float">
            <text:p>0,925</text:p>
          </table:table-cell>
          <table:table-cell table:formula="of:=([.F11]-[.$K$1])/(1-[.$K$1])" office:value-type="float" office:value="0.483758910994764" calcext:value-type="float">
            <text:p>0,484</text:p>
          </table:table-cell>
          <table:table-cell table:formula="of:=([.C11]*[.D11]+[.B11]*[.E11])/1000000" office:value-type="float" office:value="0.002848" calcext:value-type="float">
            <text:p>0,002848</text:p>
          </table:table-cell>
          <table:table-cell table:formula="of:=[.H11]/(1-[.$K$1])" office:value-type="float" office:value="0.01956322513089" calcext:value-type="float">
            <text:p>0,01956322513089</text:p>
          </table:table-cell>
          <table:table-cell office:value-type="string" calcext:value-type="string">
            <text:p>0805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formula="of:=[.B12]*[.D12]/1000000" office:value-type="float" office:value="0.926073" calcext:value-type="float">
            <text:p>0,926</text:p>
          </table:table-cell>
          <table:table-cell table:formula="of:=([.F12]-[.$K$1])/(1-[.$K$1])" office:value-type="float" office:value="0.492187308900524" calcext:value-type="float">
            <text:p>0,492</text:p>
          </table:table-cell>
          <table:table-cell table:formula="of:=([.C12]*[.D12]+[.B12]*[.E12])/1000000" office:value-type="float" office:value="0.002853" calcext:value-type="float">
            <text:p>0,002853</text:p>
          </table:table-cell>
          <table:table-cell table:formula="of:=[.H12]/(1-[.$K$1])" office:value-type="float" office:value="0.0195975706806283" calcext:value-type="float">
            <text:p>0,019597570680628</text:p>
          </table:table-cell>
          <table:table-cell office:value-type="string" calcext:value-type="string">
            <text:p>0819a</text:p>
          </table:table-cell>
          <table:table-cell table:number-columns-repeated="2"/>
          <table:table-cell office:value-type="string" calcext:value-type="string">
            <text:p>yy</text:p>
          </table:table-cell>
          <table:table-cell table:style-name="ce6" table:formula="of:=1/8*([.G13]+[.G14]-[.G12]-[.G15])*4" office:value-type="float" office:value="0.0130066596858642" calcext:value-type="float">
            <text:p>0,013</text:p>
          </table:table-cell>
          <table:table-cell table:style-name="ce6" table:formula="of:=SQRT([.I12]^2+[.I13]^2+[.I14]^2+[.I15]^2)/2+0.03" office:value-type="float" office:value="0.0540508078519816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B13]*[.D13]/1000000" office:value-type="float" office:value="0.925" calcext:value-type="float">
            <text:p>0,925</text:p>
          </table:table-cell>
          <table:table-cell table:formula="of:=([.F13]-[.$K$1])/(1-[.$K$1])" office:value-type="float" office:value="0.484816753926702" calcext:value-type="float">
            <text:p>0,485</text:p>
          </table:table-cell>
          <table:table-cell table:formula="of:=([.C13]*[.D13]+[.B13]*[.E13])/1000000" office:value-type="float" office:value="0.001925" calcext:value-type="float">
            <text:p>0,001925</text:p>
          </table:table-cell>
          <table:table-cell table:formula="of:=[.H13]/(1-[.$K$1])" office:value-type="float" office:value="0.0132230366492147" calcext:value-type="float">
            <text:p>0,013223036649215</text:p>
          </table:table-cell>
          <table:table-cell office:value-type="string" calcext:value-type="string">
            <text:p>0812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B14]*[.D14]/1000000" office:value-type="float" office:value="0.933" calcext:value-type="float">
            <text:p>0,933</text:p>
          </table:table-cell>
          <table:table-cell table:formula="of:=([.F14]-[.$K$1])/(1-[.$K$1])" office:value-type="float" office:value="0.539769633507854" calcext:value-type="float">
            <text:p>0,540</text:p>
          </table:table-cell>
          <table:table-cell table:formula="of:=([.C14]*[.D14]+[.B14]*[.E14])/1000000" office:value-type="float" office:value="0.001933" calcext:value-type="float">
            <text:p>0,001933</text:p>
          </table:table-cell>
          <table:table-cell table:formula="of:=[.H14]/(1-[.$K$1])" office:value-type="float" office:value="0.0132779895287958" calcext:value-type="float">
            <text:p>0,013277989528796</text:p>
          </table:table-cell>
          <table:table-cell office:value-type="string" calcext:value-type="string">
            <text:p>0820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table:formula="of:=[.B15]*[.D15]/1000000" office:value-type="float" office:value="0.92814" calcext:value-type="float">
            <text:p>0,928</text:p>
          </table:table-cell>
          <table:table-cell table:formula="of:=([.F15]-[.$K$1])/(1-[.$K$1])" office:value-type="float" office:value="0.506385759162304" calcext:value-type="float">
            <text:p>0,506</text:p>
          </table:table-cell>
          <table:table-cell table:formula="of:=([.C15]*[.D15]+[.B15]*[.E15])/1000000" office:value-type="float" office:value="0.005784" calcext:value-type="float">
            <text:p>0,005784</text:p>
          </table:table-cell>
          <table:table-cell table:formula="of:=[.H15]/(1-[.$K$1])" office:value-type="float" office:value="0.0397309319371728" calcext:value-type="float">
            <text:p>0,039730931937173</text:p>
          </table:table-cell>
          <table:table-cell office:value-type="string" calcext:value-type="string">
            <text:p>0821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formula="of:=[.B16]*[.D16]/1000000" office:value-type="float" office:value="0.92685" calcext:value-type="float">
            <text:p>0,927</text:p>
          </table:table-cell>
          <table:table-cell table:formula="of:=([.F16]-[.$K$1])/(1-[.$K$1])" office:value-type="float" office:value="0.497524607329843" calcext:value-type="float">
            <text:p>0,498</text:p>
          </table:table-cell>
          <table:table-cell table:formula="of:=([.C16]*[.D16]+[.B16]*[.E16])/1000000" office:value-type="float" office:value="0.003854" calcext:value-type="float">
            <text:p>0,003854</text:p>
          </table:table-cell>
          <table:table-cell table:formula="of:=[.H16]/(1-[.$K$1])" office:value-type="float" office:value="0.0264735497382199" calcext:value-type="float">
            <text:p>0,02647354973822</text:p>
          </table:table-cell>
          <table:table-cell office:value-type="string" calcext:value-type="string">
            <text:p>0827a</text:p>
          </table:table-cell>
          <table:table-cell table:number-columns-repeated="2"/>
          <table:table-cell office:value-type="string" calcext:value-type="string">
            <text:p>zx</text:p>
          </table:table-cell>
          <table:table-cell table:style-name="ce6" table:formula="of:=1/8*([.G17]+[.G18]-[.G16]-[.G19])*4" office:value-type="float" office:value="-0.00661495287958111" calcext:value-type="float">
            <text:p>-0,007</text:p>
          </table:table-cell>
          <table:table-cell table:style-name="ce6" table:formula="of:=SQRT([.I16]^2+[.I17]^2+[.I18]^2+[.I19]^2)/2+0.03" office:value-type="float" office:value="0.0538457916611101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formula="of:=[.B17]*[.D17]/1000000" office:value-type="float" office:value="0.924924" calcext:value-type="float">
            <text:p>0,925</text:p>
          </table:table-cell>
          <table:table-cell table:formula="of:=([.F17]-[.$K$1])/(1-[.$K$1])" office:value-type="float" office:value="0.484294701570681" calcext:value-type="float">
            <text:p>0,484</text:p>
          </table:table-cell>
          <table:table-cell table:formula="of:=([.C17]*[.D17]+[.B17]*[.E17])/1000000" office:value-type="float" office:value="0.001925" calcext:value-type="float">
            <text:p>0,001925</text:p>
          </table:table-cell>
          <table:table-cell table:formula="of:=[.H17]/(1-[.$K$1])" office:value-type="float" office:value="0.0132230366492147" calcext:value-type="float">
            <text:p>0,013223036649215</text:p>
          </table:table-cell>
          <table:table-cell office:value-type="string" calcext:value-type="string">
            <text:p>0828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formula="of:=[.B18]*[.D18]/1000000" office:value-type="float" office:value="0.924846" calcext:value-type="float">
            <text:p>0,925</text:p>
          </table:table-cell>
          <table:table-cell table:formula="of:=([.F18]-[.$K$1])/(1-[.$K$1])" office:value-type="float" office:value="0.483758910994764" calcext:value-type="float">
            <text:p>0,484</text:p>
          </table:table-cell>
          <table:table-cell table:formula="of:=([.C18]*[.D18]+[.B18]*[.E18])/1000000" office:value-type="float" office:value="0.00385" calcext:value-type="float">
            <text:p>0,00385</text:p>
          </table:table-cell>
          <table:table-cell table:formula="of:=[.H18]/(1-[.$K$1])" office:value-type="float" office:value="0.0264460732984293" calcext:value-type="float">
            <text:p>0,026446073298429</text:p>
          </table:table-cell>
          <table:table-cell office:value-type="string" calcext:value-type="string">
            <text:p>0829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formula="of:=[.B19]*[.D19]/1000000" office:value-type="float" office:value="0.924846" calcext:value-type="float">
            <text:p>0,925</text:p>
          </table:table-cell>
          <table:table-cell table:formula="of:=([.F19]-[.$K$1])/(1-[.$K$1])" office:value-type="float" office:value="0.483758910994764" calcext:value-type="float">
            <text:p>0,484</text:p>
          </table:table-cell>
          <table:table-cell table:formula="of:=([.C19]*[.D19]+[.B19]*[.E19])/1000000" office:value-type="float" office:value="0.00385" calcext:value-type="float">
            <text:p>0,00385</text:p>
          </table:table-cell>
          <table:table-cell table:formula="of:=[.H19]/(1-[.$K$1])" office:value-type="float" office:value="0.0264460732984293" calcext:value-type="float">
            <text:p>0,026446073298429</text:p>
          </table:table-cell>
          <table:table-cell office:value-type="string" calcext:value-type="string">
            <text:p>0829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formula="of:=[.B20]*[.D20]/1000000" office:value-type="float" office:value="0.916243" calcext:value-type="float">
            <text:p>0,916</text:p>
          </table:table-cell>
          <table:table-cell table:formula="of:=([.F20]-[.$K$1])/(1-[.$K$1])" office:value-type="float" office:value="0.424663958115184" calcext:value-type="float">
            <text:p>0,425</text:p>
          </table:table-cell>
          <table:table-cell table:formula="of:=([.C20]*[.D20]+[.B20]*[.E20])/1000000" office:value-type="float" office:value="0.003832" calcext:value-type="float">
            <text:p>0,003832</text:p>
          </table:table-cell>
          <table:table-cell table:formula="of:=[.H20]/(1-[.$K$1])" office:value-type="float" office:value="0.0263224293193717" calcext:value-type="float">
            <text:p>0,026322429319372</text:p>
          </table:table-cell>
          <table:table-cell office:value-type="string" calcext:value-type="string">
            <text:p>0906a</text:p>
          </table:table-cell>
          <table:table-cell table:number-columns-repeated="2"/>
          <table:table-cell office:value-type="string" calcext:value-type="string">
            <text:p>zy</text:p>
          </table:table-cell>
          <table:table-cell table:style-name="ce6" table:formula="of:=1/8*([.G21]+[.G22]-[.G20]-[.G23])*4" office:value-type="float" office:value="0.0160565445026173" calcext:value-type="float">
            <text:p>0,016</text:p>
          </table:table-cell>
          <table:table-cell table:style-name="ce6" table:formula="of:=SQRT([.I20]^2+[.I21]^2+[.I22]^2+[.I23]^2)/2+0.03" office:value-type="float" office:value="0.0548406096890217" calcext:value-type="float">
            <text:p>0,055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formula="of:=[.B21]*[.D21]/1000000" office:value-type="float" office:value="0.92184" calcext:value-type="float">
            <text:p>0,922</text:p>
          </table:table-cell>
          <table:table-cell table:formula="of:=([.F21]-[.$K$1])/(1-[.$K$1])" office:value-type="float" office:value="0.463110366492147" calcext:value-type="float">
            <text:p>0,463</text:p>
          </table:table-cell>
          <table:table-cell table:formula="of:=([.C21]*[.D21]+[.B21]*[.E21])/1000000" office:value-type="float" office:value="0.003844" calcext:value-type="float">
            <text:p>0,003844</text:p>
          </table:table-cell>
          <table:table-cell table:formula="of:=[.H21]/(1-[.$K$1])" office:value-type="float" office:value="0.0264048586387434" calcext:value-type="float">
            <text:p>0,026404858638744</text:p>
          </table:table-cell>
          <table:table-cell office:value-type="string" calcext:value-type="string">
            <text:p>0904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formula="of:=[.B22]*[.D22]/1000000" office:value-type="float" office:value="0.921078" calcext:value-type="float">
            <text:p>0,921</text:p>
          </table:table-cell>
          <table:table-cell table:formula="of:=([.F22]-[.$K$1])/(1-[.$K$1])" office:value-type="float" office:value="0.457876104712042" calcext:value-type="float">
            <text:p>0,458</text:p>
          </table:table-cell>
          <table:table-cell table:formula="of:=([.C22]*[.D22]+[.B22]*[.E22])/1000000" office:value-type="float" office:value="0.003842" calcext:value-type="float">
            <text:p>0,003842</text:p>
          </table:table-cell>
          <table:table-cell table:formula="of:=[.H22]/(1-[.$K$1])" office:value-type="float" office:value="0.0263911204188482" calcext:value-type="float">
            <text:p>0,026391120418848</text:p>
          </table:table-cell>
          <table:table-cell office:value-type="string" calcext:value-type="string">
            <text:p>0830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B23]*[.D23]/1000000" office:value-type="float" office:value="0.922" calcext:value-type="float">
            <text:p>0,922</text:p>
          </table:table-cell>
          <table:table-cell table:formula="of:=([.F23]-[.$K$1])/(1-[.$K$1])" office:value-type="float" office:value="0.46420942408377" calcext:value-type="float">
            <text:p>0,464</text:p>
          </table:table-cell>
          <table:table-cell table:formula="of:=([.C23]*[.D23]+[.B23]*[.E23])/1000000" office:value-type="float" office:value="0.002844" calcext:value-type="float">
            <text:p>0,002844</text:p>
          </table:table-cell>
          <table:table-cell table:formula="of:=[.H23]/(1-[.$K$1])" office:value-type="float" office:value="0.0195357486910995" calcext:value-type="float">
            <text:p>0,0195357486911</text:p>
          </table:table-cell>
          <table:table-cell office:value-type="string" calcext:value-type="string">
            <text:p>0831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formula="of:=[.B24]*[.D24]/1000000" office:value-type="float" office:value="0.92092" calcext:value-type="float">
            <text:p>0,921</text:p>
          </table:table-cell>
          <table:table-cell table:formula="of:=([.F24]-[.$K$1])/(1-[.$K$1])" office:value-type="float" office:value="0.456790785340314" calcext:value-type="float">
            <text:p>0,457</text:p>
          </table:table-cell>
          <table:table-cell table:formula="of:=([.C24]*[.D24]+[.B24]*[.E24])/1000000" office:value-type="float" office:value="0.001921" calcext:value-type="float">
            <text:p>0,001921</text:p>
          </table:table-cell>
          <table:table-cell table:formula="of:=[.H24]/(1-[.$K$1])" office:value-type="float" office:value="0.0131955602094241" calcext:value-type="float">
            <text:p>0,013195560209424</text:p>
          </table:table-cell>
          <table:table-cell office:value-type="string" calcext:value-type="string">
            <text:p>0822a</text:p>
          </table:table-cell>
          <table:table-cell table:number-columns-repeated="2"/>
          <table:table-cell office:value-type="string" calcext:value-type="string">
            <text:p>xy</text:p>
          </table:table-cell>
          <table:table-cell table:style-name="ce6" table:formula="of:=1/8*([.G25]+[.G26]-[.G24]-[.G27])*4" office:value-type="float" office:value="0.00636079581151855" calcext:value-type="float">
            <text:p>0,006</text:p>
          </table:table-cell>
          <table:table-cell table:style-name="ce6" table:formula="of:=SQRT([.I24]^2+[.I25]^2+[.I26]^2+[.I27]^2)/2+0.03" office:value-type="float" office:value="0.0522285857268425" calcext:value-type="float">
            <text:p>0,052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formula="of:=[.B25]*[.D25]/1000000" office:value-type="float" office:value="0.919919" calcext:value-type="float">
            <text:p>0,920</text:p>
          </table:table-cell>
          <table:table-cell table:formula="of:=([.F25]-[.$K$1])/(1-[.$K$1])" office:value-type="float" office:value="0.449914806282723" calcext:value-type="float">
            <text:p>0,450</text:p>
          </table:table-cell>
          <table:table-cell table:formula="of:=([.C25]*[.D25]+[.B25]*[.E25])/1000000" office:value-type="float" office:value="0.00384" calcext:value-type="float">
            <text:p>0,00384</text:p>
          </table:table-cell>
          <table:table-cell table:formula="of:=[.H25]/(1-[.$K$1])" office:value-type="float" office:value="0.0263773821989529" calcext:value-type="float">
            <text:p>0,026377382198953</text:p>
          </table:table-cell>
          <table:table-cell office:value-type="string" calcext:value-type="string">
            <text:p>0824c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table:formula="of:=[.B26]*[.D26]/1000000" office:value-type="float" office:value="0.928778" calcext:value-type="float">
            <text:p>0,929</text:p>
          </table:table-cell>
          <table:table-cell table:formula="of:=([.F26]-[.$K$1])/(1-[.$K$1])" office:value-type="float" office:value="0.510768251308901" calcext:value-type="float">
            <text:p>0,511</text:p>
          </table:table-cell>
          <table:table-cell table:formula="of:=([.C26]*[.D26]+[.B26]*[.E26])/1000000" office:value-type="float" office:value="0.003858" calcext:value-type="float">
            <text:p>0,003858</text:p>
          </table:table-cell>
          <table:table-cell table:formula="of:=[.H26]/(1-[.$K$1])" office:value-type="float" office:value="0.0265010261780105" calcext:value-type="float">
            <text:p>0,026501026178011</text:p>
          </table:table-cell>
          <table:table-cell office:value-type="string" calcext:value-type="string">
            <text:p>0825c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formula="of:=[.B27]*[.D27]/1000000" office:value-type="float" office:value="0.925925" calcext:value-type="float">
            <text:p>0,926</text:p>
          </table:table-cell>
          <table:table-cell table:formula="of:=([.F27]-[.$K$1])/(1-[.$K$1])" office:value-type="float" office:value="0.491170680628272" calcext:value-type="float">
            <text:p>0,491</text:p>
          </table:table-cell>
          <table:table-cell table:formula="of:=([.C27]*[.D27]+[.B27]*[.E27])/1000000" office:value-type="float" office:value="0.002927" calcext:value-type="float">
            <text:p>0,002927</text:p>
          </table:table-cell>
          <table:table-cell table:formula="of:=[.H27]/(1-[.$K$1])" office:value-type="float" office:value="0.0201058848167539" calcext:value-type="float">
            <text:p>0,020105884816754</text:p>
          </table:table-cell>
          <table:table-cell office:value-type="string" calcext:value-type="string">
            <text:p>0826a</text:p>
          </table:table-cell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.00.0000</text:date>, <text:time style:data-style-name="N2" text:time-value="10:58:08.22527174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20:00:12.974482719</meta:creation-date>
    <dc:date>2018-09-07T13:51:49.165132251</dc:date>
    <meta:editing-duration>PT5H40M6S</meta:editing-duration>
    <meta:editing-cycles>72</meta:editing-cycles>
    <meta:generator>LibreOffice/6.0.3.2$Linux_X86_64 LibreOffice_project/00m0$Build-2</meta:generator>
    <meta:document-statistic meta:table-count="2" meta:cell-count="552" meta:object-count="0"/>
  </office:meta>
</office:document-meta>
</file>